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3F531AF5C84E5E17.png" manifest:media-type="image/png"/>
  <manifest:file-entry manifest:full-path="Pictures/1000000000000556000003007ADD427C8749F254.png" manifest:media-type="image/png"/>
  <manifest:file-entry manifest:full-path="Pictures/100000000000055600000300F591EBE65011B2D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8172" officeooo:paragraph-rsid="001d81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01cm, 2.632cm, 1.515cm, 5.83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701cm, 2.671cm, 1.623cm, 6.11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618cm, 2.598cm, 1.596cm, 6.04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x="0.009cm" svg:y="0cm" svg:width="21.001cm" svg:height="16.101cm" draw:z-index="0"><draw:image xlink:href="Pictures/100000000000055600000300F591EBE65011B2D9.png" xlink:type="simple" xlink:show="embed" xlink:actuate="onLoad"/></draw:frame></text:p>
      <text:p text:style-name="Standard"/>
      <text:p text:style-name="P1"><draw:frame draw:style-name="fr2" draw:name="Bild2" text:anchor-type="paragraph" svg:x="-2cm" svg:y="1.011cm" svg:width="21.001cm" svg:height="16cm" draw:z-index="1"><draw:image xlink:href="Pictures/1000000000000556000003007ADD427C8749F254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Bild3" text:anchor-type="paragraph" svg:x="-2.529cm" svg:y="-0.833cm" svg:width="21.001cm" svg:height="16.101cm" draw:z-index="2"><draw:image xlink:href="Pictures/1000000000000556000003003F531AF5C84E5E17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13:28:21.246134356</meta:creation-date>
    <dc:date>2017-07-08T13:48:22.760765589</dc:date>
    <meta:editing-duration>PT13M33S</meta:editing-duration>
    <meta:editing-cycles>4</meta:editing-cycles>
    <meta:generator>LibreOffice/5.1.6.2$Linux_X86_64 LibreOffice_project/10m0$Build-2</meta:generator>
    <meta:document-statistic meta:table-count="0" meta:image-count="3" meta:object-count="0" meta:page-count="3" meta:paragraph-count="0" meta:word-count="0" meta:character-count="0" meta:non-whitespace-character-count="0"/>
  </office:meta>
</office:document-meta>
</file>